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fo:background-color="#ff0000" fo:padding="0.097cm" fo:border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2.318cm" style:rel-column-width="1314*"/>
    </style:style>
    <style:style style:name="Таблица3.B" style:family="table-column">
      <style:table-column-properties style:column-width="14.681cm" style:rel-column-width="8323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B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5" style:family="paragraph" style:parent-style-name="Header">
      <style:text-properties fo:font-size="2pt" fo:language="en" fo:country="US" style:font-size-asian="2pt" style:font-size-complex="2pt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Text_20_body" style:list-style-name="L1">
      <style:paragraph-properties fo:margin-top="0cm" fo:margin-bottom="0cm"/>
      <style:text-properties style:font-name="Arial"/>
    </style:style>
    <style:style style:name="P8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9" style:family="paragraph" style:parent-style-name="Text_20_body" style:list-style-name="L2">
      <style:paragraph-properties fo:margin-top="0cm" fo:margin-bottom="0cm"/>
      <style:text-properties style:font-name="Arial" fo:font-style="normal" style:font-style-asian="normal" style:font-style-complex="normal"/>
    </style:style>
    <style:style style:name="P10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11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language="en" fo:country="US"/>
    </style:style>
    <style:style style:name="P14" style:family="paragraph" style:parent-style-name="Table_20_Contents">
      <style:text-properties style:font-name="Arial" fo:language="ru" fo:country="RU"/>
    </style:style>
    <style:style style:name="P15" style:family="paragraph" style:parent-style-name="Table_20_Contents">
      <style:text-properties fo:color="#800000" style:font-name="Arial" fo:background-color="#cccccc"/>
    </style:style>
    <style:style style:name="P16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Зачем это надо(цели разработки)</text:h>
      <text:p text:style-name="P3"/>
      <text:p text:style-name="P3">Новый функционал разрабатывается для следующих целей</text:p>
      <text:list xml:id="list39152828" text:style-name="L1">
        <text:list-item>
          <text:p text:style-name="P7">Неудобно разрабатывать приложение</text:p>
        </text:list-item>
        <text:list-item>
          <text:p text:style-name="P7">Сложно поддерживать</text:p>
        </text:list-item>
        <text:list-item>
          <text:p text:style-name="P7">Механизм поддержки бета версий не реализован</text:p>
        </text:list-item>
      </text:list>
      <text:p text:style-name="P3"/>
      <text:h text:style-name="P16" text:outline-level="2">Проектирование</text:h>
      <text:p text:style-name="P4"/>
      <text:p text:style-name="P4">Новый формат версии: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5">Поля</text:p>
          </table:table-cell>
          <table:table-cell table:style-name="Таблица2.B1" office:value-type="string">
            <text:p text:style-name="P15">Предназначение</text:p>
          </table:table-cell>
        </table:table-row>
        <table:table-row>
          <table:table-cell table:style-name="Таблица2.A2" office:value-type="string">
            <text:p text:style-name="P4">Главный номер</text:p>
          </table:table-cell>
          <table:table-cell table:style-name="Таблица2.B2" office:value-type="string">
            <text:p text:style-name="P12">Версия сборки</text:p>
          </table:table-cell>
        </table:table-row>
        <table:table-row>
          <table:table-cell table:style-name="Таблица2.A2" office:value-type="string">
            <text:p text:style-name="P4">Второй номер</text:p>
          </table:table-cell>
          <table:table-cell table:style-name="Таблица2.B2" office:value-type="string">
            <text:p text:style-name="P12">Второй номер</text:p>
          </table:table-cell>
        </table:table-row>
        <table:table-row>
          <table:table-cell table:style-name="Таблица2.A2" office:value-type="string">
            <text:p text:style-name="P4">Третий номер</text:p>
          </table:table-cell>
          <table:table-cell table:style-name="Таблица2.B2" office:value-type="string">
            <text:p text:style-name="P12">Совместимость с .<text:span text:style-name="T1">Net framework </text:span><text:span text:style-name="T3">именованием версий</text:span></text:p>
          </table:table-cell>
        </table:table-row>
        <table:table-row>
          <table:table-cell table:style-name="Таблица2.A2" office:value-type="string">
            <text:p text:style-name="P4">Четвертый номер</text:p>
          </table:table-cell>
          <table:table-cell table:style-name="Таблица2.B2" office:value-type="string">
            <text:p text:style-name="P12">Совместимость с .<text:span text:style-name="T1">Net framework </text:span><text:span text:style-name="T3">именованием версий</text:span></text:p>
          </table:table-cell>
        </table:table-row>
        <table:table-row>
          <table:table-cell table:style-name="Таблица2.A2" office:value-type="string">
            <text:p text:style-name="P4">Тип релиза</text:p>
          </table:table-cell>
          <table:table-cell table:style-name="Таблица2.B2" office:value-type="string">
            <text:p text:style-name="P12">Стабильный — обычное состояние, </text:p>
            <text:p text:style-name="P12"><text:span text:style-name="T3">Тест — для новых версий.</text:span></text:p>
            <text:p text:style-name="P13">DEV – <text:span text:style-name="T3">для версий обмена между разработчиками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Варианты</text:p>
          </table:table-cell>
          <table:table-cell table:style-name="Таблица3.B1" office:value-type="string">
            <text:p text:style-name="P12"/>
          </table:table-cell>
        </table:table-row>
        <table:table-row>
          <table:table-cell table:style-name="Таблица3.A2" office:value-type="string">
            <text:p text:style-name="P12">ТЕК</text:p>
          </table:table-cell>
          <table:table-cell table:style-name="Таблица3.B2" office:value-type="string">
            <text:p text:style-name="P12">Консольное приложение, которое извлекает номер версии из <text:span text:style-name="T1">Assembly.info, </text:span><text:span text:style-name="T3">обрабатывает </text:span><text:span text:style-name="T1">changes.xml</text:span></text:p>
            <text:p text:style-name="P14">и генерит <text:span text:style-name="T1">Update.xml</text:span></text:p>
            <text:p text:style-name="P14">+ надежно, никаких ручных операций</text:p>
            <text:p text:style-name="P14">+ код менять не надо</text:p>
          </table:table-cell>
        </table:table-row>
        <table:table-row>
          <table:table-cell table:style-name="Таблица3.A3" office:value-type="float" office:value="2">
            <text:p text:style-name="P13">2</text:p>
          </table:table-cell>
          <table:table-cell table:style-name="Таблица3.B3" office:value-type="string">
            <text:p text:style-name="P13">Update.xml <text:span text:style-name="T3">заменяется на </text:span>changes.txt <text:span text:style-name="T3">и оба файла сравниваются между собой: у текущей и у новой версии</text:span></text:p>
            <text:p text:style-name="P13"><text:span text:style-name="T3"/></text:p>
            <text:p text:style-name="P13"><text:span text:style-name="T3">+ простота</text:span></text:p>
            <text:p text:style-name="P13"><text:span text:style-name="T3">- Могут быть проблемы с кодировками и переносом строк на разных серверах</text:span></text:p>
          </table:table-cell>
        </table:table-row>
      </table:table>
      <text:p text:style-name="P4"/>
      <text:list xml:id="list40378363" text:style-name="L2">
        <text:list-item>
          <text:p text:style-name="P9">новая версия как строка без парсинга: если не соответствует — то говорить что есть — тогда можно будет сохранять</text:p>
        </text:list-item>
        <text:list-item>
          <text:p text:style-name="P9">флаг Бета — должен быть <text:span text:style-name="T1">versina name=”” isBeta = false</text:span></text:p>
        </text:list-item>
      </text:list>
      <text:p text:style-name="P4"/>
      <text:p text:style-name="P4"/>
      <text:h text:style-name="P16" text:outline-level="2">Реализация</text:h>
      <text:p text:style-name="P4"/>
      <text:p text:style-name="P4"><text:soft-page-break/>Консольное .<text:span text:style-name="T1">Net 4 </text:span><text:span text:style-name="T3">приложение с настройками в </text:span><text:span text:style-name="T1">app.config-</text:span><text:span text:style-name="T3">относительным путем файла </text:span><text:span text:style-name="T1">changes.txt </text:span><text:span text:style-name="T3">и путем относительным для генерации результирующего файла</text:span></text:p>
      <text:p text:style-name="P4"/>
      <text:p text:style-name="P4"/>
      <text:h text:style-name="P16" text:outline-level="2">Отраженность в документации</text:h>
      <text:p text:style-name="P4"/>
      <text:p text:style-name="P4">Подготовка обновления</text:p>
      <text:p text:style-name="P4"/>
      <text:h text:style-name="P16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style style:name="MT3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13</text:span></text:p>
              <text:p text:style-name="MP3">Обновление механизма обновления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2">BUtil</text:span></text:a><text:span text:style-name="MT1"> project, </text:span><text:span text:style-name="MT3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31T19:06:14.20</meta:creation-date>
    <meta:editing-duration>PT02H38M23S</meta:editing-duration>
    <meta:editing-cycles>4</meta:editing-cycles>
    <meta:generator>OpenOffice.org/3.1$Win32 OpenOffice.org_project/310m19$Build-9420</meta:generator>
    <dc:date>2009-12-31T21:44:35.53</dc:date>
    <meta:document-statistic meta:table-count="3" meta:image-count="0" meta:object-count="0" meta:page-count="2" meta:paragraph-count="42" meta:word-count="213" meta:character-count="1511"/>
    <meta:user-defined meta:name="Поле 1"/>
    <meta:user-defined meta:name="Поле 2"/>
    <meta:user-defined meta:name="Поле 3"/>
    <meta:user-defined meta:name="Поле 4"/>
  </office:meta>
</office:document-meta>
</file>